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12cm 0.012cm 0.012cm" fo:padding="0.097cm" fo:border-left="0.05pt solid #000000" fo:border-right="none" fo:border-top="none" fo:border-bottom="1.05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12cm 0.012cm 0.012cm" fo:padding="0.097cm" fo:border-left="0.05pt solid #000000" fo:border-right="0.05pt solid #000000" fo:border-top="none" fo:border-bottom="1.05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10" style:family="table-cell">
      <style:table-cell-properties fo:padding="0.097cm" fo:border-left="0.05pt solid #000000" fo:border-right="none" fo:border-top="none" fo:border-bottom="0.05pt solid #000000"/>
    </style:style>
    <style:style style:name="Tableau10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 style:contextual-spacing="false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1a5335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1a5335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a5335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fo:color="#000000" fo:font-weight="bold" style:font-weight-asian="bold" style:font-weight-complex="bold"/>
    </style:style>
    <style:style style:name="P17" style:family="paragraph" style:parent-style-name="Table_20_Contents">
      <style:text-properties officeooo:rsid="001a5335" officeooo:paragraph-rsid="001a5335"/>
    </style:style>
    <style:style style:name="P18" style:family="paragraph" style:parent-style-name="Table_20_Contents">
      <style:paragraph-properties fo:margin-left="0.199cm" fo:margin-right="0cm" fo:text-indent="0cm" style:auto-text-indent="false"/>
    </style:style>
    <style:style style:name="P19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2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1db568"/>
    </style:style>
    <style:style style:name="P21" style:family="paragraph" style:parent-style-name="Table_20_Contents">
      <style:paragraph-properties fo:margin-left="0.199cm" fo:margin-right="0cm" fo:text-align="center" style:justify-single-word="false" fo:text-indent="0cm" style:auto-text-indent="false"/>
    </style:style>
    <style:style style:name="P22" style:family="paragraph" style:parent-style-name="Table_20_Contents">
      <style:paragraph-properties fo:margin-left="0.199cm" fo:margin-right="0cm" fo:text-align="center" style:justify-single-word="false" fo:text-indent="0cm" style:auto-text-indent="false"/>
      <style:text-properties officeooo:paragraph-rsid="001db568"/>
    </style:style>
    <style:style style:name="P23" style:family="paragraph" style:parent-style-name="Table_20_Contents">
      <style:paragraph-properties fo:margin-left="0.199cm" fo:margin-right="0cm" fo:text-indent="0cm" style:auto-text-indent="false"/>
      <style:text-properties officeooo:rsid="001a5335" officeooo:paragraph-rsid="001a5335"/>
    </style:style>
    <style:style style:name="P24" style:family="paragraph" style:parent-style-name="Standard">
      <style:paragraph-properties fo:text-align="justify" style:justify-single-word="false"/>
      <style:text-properties fo:language="fr" fo:country="FR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bc28b"/>
    </style:style>
    <style:style style:name="P27" style:family="paragraph" style:parent-style-name="Text_20_body">
      <style:text-properties fo:language="fr" fo:country="FR"/>
    </style:style>
    <style:style style:name="P28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officeooo:paragraph-rsid="001bc28b" style:font-weight-asian="normal" style:font-weight-complex="normal"/>
    </style:style>
    <style:style style:name="P30" style:family="paragraph" style:parent-style-name="Text_20_body">
      <style:text-properties fo:language="fr" fo:country="FR" fo:font-weight="bold" style:font-weight-asian="bold" style:font-weight-complex="bold"/>
    </style:style>
    <style:style style:name="P31" style:family="paragraph" style:parent-style-name="Text_20_body">
      <style:text-properties fo:language="fr" fo:country="FR" fo:font-weight="normal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language="fr" fo:country="FR"/>
    </style:style>
    <style:style style:name="P33" style:family="paragraph" style:parent-style-name="Text_20_body">
      <style:text-properties officeooo:rsid="001b7147" officeooo:paragraph-rsid="001b7147"/>
    </style:style>
    <style:style style:name="P34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style:font-size-asian="18pt" style:font-size-complex="18pt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Text_20_body" style:master-page-name="First_20_Page">
      <style:paragraph-properties style:page-number="auto"/>
    </style:style>
    <style:style style:name="P40" style:family="paragraph" style:parent-style-name="Text_20_body" style:list-style-name="L1"/>
    <style:style style:name="P41" style:family="paragraph" style:parent-style-name="Text_20_body" style:list-style-name="L2">
      <style:paragraph-properties fo:text-align="justify" style:justify-single-word="false"/>
      <style:text-properties fo:language="fr" fo:country="FR"/>
    </style:style>
    <style:style style:name="P42" style:family="paragraph" style:parent-style-name="Text_20_body" style:list-style-name="L3">
      <style:text-properties fo:language="fr" fo:country="FR" fo:font-weight="normal" style:font-weight-asian="normal" style:font-weight-complex="normal"/>
    </style:style>
    <style:style style:name="P43" style:family="paragraph" style:parent-style-name="Text_20_body" style:list-style-name="L4">
      <style:text-properties fo:language="fr" fo:country="FR" fo:font-weight="normal" style:font-weight-asian="normal" style:font-weight-complex="normal"/>
    </style:style>
    <style:style style:name="P44" style:family="paragraph" style:parent-style-name="Text_20_body" style:list-style-name=""/>
    <style:style style:name="P45" style:family="paragraph" style:parent-style-name="Text_20_body" style:list-style-name="L5">
      <style:text-properties officeooo:rsid="001b7147" officeooo:paragraph-rsid="001b7147"/>
    </style:style>
    <style:style style:name="P46" style:family="paragraph" style:parent-style-name="Table_20_Contents">
      <style:paragraph-properties fo:text-align="center" style:justify-single-word="false"/>
      <style:text-properties officeooo:rsid="001db568" officeooo:paragraph-rsid="001db568"/>
    </style:style>
    <style:style style:name="P47" style:family="paragraph" style:parent-style-name="Table_20_Contents">
      <style:paragraph-properties fo:margin-left="0.199cm" fo:margin-right="0cm" fo:text-indent="0cm" style:auto-text-indent="false"/>
      <style:text-properties officeooo:rsid="001e66ac" officeooo:paragraph-rsid="001e66ac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ous-titre_20_d_27_en-tête">
      <style:text-properties officeooo:rsid="001bff34" officeooo:paragraph-rsid="001bff34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1ea358"/>
    </style:style>
    <style:style style:name="P52" style:family="paragraph" style:parent-style-name="Titre_20_prélude" style:master-page-name="Standard">
      <style:paragraph-properties style:page-number="auto"/>
    </style:style>
    <style:style style:name="P53" style:family="paragraph">
      <style:paragraph-properties fo:text-align="center"/>
    </style:style>
    <style:style style:name="T1" style:family="text">
      <style:text-properties officeooo:rsid="001bff34"/>
    </style:style>
    <style:style style:name="T2" style:family="text">
      <style:text-properties officeooo:rsid="001a5335"/>
    </style:style>
    <style:style style:name="T3" style:family="text">
      <style:text-properties fo:font-variant="small-caps"/>
    </style:style>
    <style:style style:name="T4" style:family="text">
      <style:text-properties fo:font-variant="small-caps" officeooo:rsid="001a5335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language="fr" fo:country="FR" style:text-underline-style="none" fo:font-weight="normal" style:font-weight-asian="normal" style:font-weight-complex="normal"/>
    </style:style>
    <style:style style:name="T8" style:family="text">
      <style:text-properties fo:language="fr" fo:country="FR" style:text-underline-style="none" fo:font-weight="normal" officeooo:rsid="0009bc0e" style:font-weight-asian="normal" style:font-weight-complex="normal"/>
    </style:style>
    <style:style style:name="T9" style:family="text">
      <style:text-properties fo:language="fr" fo:country="FR" style:text-underline-style="none" fo:font-weight="bold" style:font-weight-asian="bold" style:font-weight-complex="bold"/>
    </style:style>
    <style:style style:name="T10" style:family="text">
      <style:text-properties fo:language="fr" fo:country="FR"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9b07c"/>
    </style:style>
    <style:style style:name="T13" style:family="text">
      <style:text-properties officeooo:rsid="001ea358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PAQ</text:variable-set></text:p>
          <text:p text:style-name="P5">Date : <text:date style:data-style-name="N84" text:date-value="2014-02-18T12:19:12">2014-02-18</text:date></text:p>
          <text:p text:style-name="P5">Version : 1.<text:span text:style-name="T2">3</text:span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6" text:date-value="2014-02-18T12:19:12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34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53" svg:x1="14.301cm" svg:y1="20.702cm" svg:x2="14.35cm" svg:y2="7.001cm">
        <text:p/>
      </draw:line>
      <draw:line text:anchor-type="page" text:anchor-page-number="1" draw:z-index="4" draw:style-name="gr2" draw:text-style-name="P53" svg:x1="14.3cm" svg:y1="29.701cm" svg:x2="14.304cm" svg:y2="27.7cm">
        <text:p/>
      </draw:line>
      <text:p text:style-name="P39"><draw:rect text:anchor-type="paragraph" draw:z-index="0" draw:style-name="gr1" draw:text-style-name="P53" svg:width="7.002cm" svg:height="29.701cm" svg:x="11.998cm" svg:y="-2cm"><text:p/></draw:rect></text:p>
      <text:p text:style-name="P52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10">Version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Auteur</text:p>
          </table:table-cell>
          <table:table-cell table:style-name="Tableau1.D1" office:value-type="string">
            <text:p text:style-name="P10">Sujet de la modification</text:p>
          </table:table-cell>
        </table:table-row>
        <table:table-row>
          <table:table-cell table:style-name="Tableau1.A2" office:value-type="string">
            <text:p text:style-name="P13">1.0</text:p>
          </table:table-cell>
          <table:table-cell table:style-name="Tableau1.A2" office:value-type="string">
            <text:p text:style-name="P13">2014-02-13</text:p>
          </table:table-cell>
          <table:table-cell table:style-name="Tableau1.C2" office:value-type="string">
            <text:p text:style-name="P19"><text:span text:style-name="T3">Pachy</text:span> Ravi</text:p>
          </table:table-cell>
          <table:table-cell table:style-name="Tableau1.D2" office:value-type="string">
            <text:p text:style-name="P18">Création du document</text:p>
          </table:table-cell>
        </table:table-row>
        <table:table-row>
          <table:table-cell table:style-name="Tableau1.A2" office:value-type="string">
            <text:p text:style-name="P13">1.1</text:p>
          </table:table-cell>
          <table:table-cell table:style-name="Tableau1.A2" office:value-type="string">
            <text:p text:style-name="P13">2014-02-14</text:p>
          </table:table-cell>
          <table:table-cell table:style-name="Tableau1.C3" office:value-type="string">
            <text:p text:style-name="P19"><text:span text:style-name="T3">Pachy</text:span> Ravi</text:p>
          </table:table-cell>
          <table:table-cell table:style-name="Tableau1.D3" office:value-type="string">
            <text:p text:style-name="P18">Ajout et corrections</text:p>
          </table:table-cell>
        </table:table-row>
        <table:table-row>
          <table:table-cell table:style-name="Tableau1.A2" office:value-type="string">
            <text:p text:style-name="P13">1.2</text:p>
          </table:table-cell>
          <table:table-cell table:style-name="Tableau1.A2" office:value-type="string">
            <text:p text:style-name="P13">2014-02-14</text:p>
          </table:table-cell>
          <table:table-cell table:style-name="Tableau1.C4" office:value-type="string">
            <text:p text:style-name="P19"><text:span text:style-name="T3">Pachy</text:span> Ravi</text:p>
          </table:table-cell>
          <table:table-cell table:style-name="Tableau1.D4" office:value-type="string">
            <text:p text:style-name="P18">Ajout d'abréviations &amp; complétion de « Réunions »</text:p>
          </table:table-cell>
        </table:table-row>
        <table:table-row>
          <table:table-cell table:style-name="Tableau1.A2" office:value-type="string">
            <text:p text:style-name="P13">1.<text:span text:style-name="T2">3</text:span></text:p>
          </table:table-cell>
          <table:table-cell table:style-name="Tableau1.A2" office:value-type="string">
            <text:p text:style-name="P13">2014-02-1<text:span text:style-name="T2">7</text:span></text:p>
          </table:table-cell>
          <table:table-cell table:style-name="Tableau1.C5" office:value-type="string">
            <text:p text:style-name="P19"><text:span text:style-name="T4">Cadon</text:span> <text:span text:style-name="T2">Mehdi-Jonathan</text:span></text:p>
          </table:table-cell>
          <table:table-cell table:style-name="Tableau1.D5" office:value-type="string">
            <text:p text:style-name="P23">Relecture &amp; corrections</text:p>
          </table:table-cell>
        </table:table-row>
        <table:table-row>
          <table:table-cell table:style-name="Tableau1.A2" office:value-type="string">
            <text:p text:style-name="P46">1.4</text:p>
          </table:table-cell>
          <table:table-cell table:style-name="Tableau1.A2" office:value-type="string">
            <text:p text:style-name="P46">2014-02-18</text:p>
          </table:table-cell>
          <table:table-cell table:style-name="Tableau1.C6" office:value-type="string">
            <text:p text:style-name="P20"><text:span text:style-name="T3">Pachy</text:span> Ravi</text:p>
          </table:table-cell>
          <table:table-cell table:style-name="Tableau1.D6" office:value-type="string">
            <text:p text:style-name="P47">Rectifications de la 1.2 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10">Version</text:p>
          </table:table-cell>
          <table:table-cell table:style-name="Tableau4.A1" office:value-type="string">
            <text:p text:style-name="P10">Date</text:p>
          </table:table-cell>
          <table:table-cell table:style-name="Tableau4.C1" office:value-type="string">
            <text:p text:style-name="P10">Acteur(s)</text:p>
          </table:table-cell>
        </table:table-row>
        <table:table-row>
          <table:table-cell table:style-name="Tableau4.A2" office:value-type="string">
            <text:p text:style-name="P13">1.0</text:p>
          </table:table-cell>
          <table:table-cell table:style-name="Tableau4.A2" office:value-type="string">
            <text:p text:style-name="P13">2014-02-13</text:p>
          </table:table-cell>
          <table:table-cell table:style-name="Tableau4.C2" office:value-type="string">
            <text:p text:style-name="P21"><text:span text:style-name="T3">Balde</text:span> Ibrahima Sory</text:p>
            <text:p text:style-name="P21"><text:span text:style-name="T3">Toure</text:span> Ahoua Khady</text:p>
          </table:table-cell>
        </table:table-row>
        <table:table-row>
          <table:table-cell table:style-name="Tableau4.A2" office:value-type="string">
            <text:p text:style-name="P46">1.4</text:p>
          </table:table-cell>
          <table:table-cell table:style-name="Tableau4.A2" office:value-type="string">
            <text:p text:style-name="P13"/>
          </table:table-cell>
          <table:table-cell table:style-name="Tableau4.C2" office:value-type="string">
            <text:p text:style-name="P22"><text:span text:style-name="T3">Toure</text:span> Ahou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10">Version</text:p>
          </table:table-cell>
          <table:table-cell table:style-name="Tableau6.A1" office:value-type="string">
            <text:p text:style-name="P10">Date</text:p>
          </table:table-cell>
          <table:table-cell table:style-name="Tableau6.C1" office:value-type="string">
            <text:p text:style-name="P10">Acteur(s)</text:p>
          </table:table-cell>
        </table:table-row>
        <table:table-row>
          <table:table-cell table:style-name="Tableau6.A2" office:value-type="string">
            <text:p text:style-name="P13">1.0</text:p>
          </table:table-cell>
          <table:table-cell table:style-name="Tableau6.A2" office:value-type="string">
            <text:p text:style-name="P13">2014-02-14</text:p>
          </table:table-cell>
          <table:table-cell table:style-name="Tableau6.C2" office:value-type="string">
            <text:p text:style-name="P8"><text:span text:style-name="T3">Agopian</text:span> Roland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om &amp; prénom(s)</text:p>
          </table:table-cell>
          <table:table-cell table:style-name="Tableau2.B1" office:value-type="string">
            <text:p text:style-name="P11">E-mail(s)</text:p>
          </table:table-cell>
        </table:table-row>
        <table:table-row>
          <table:table-cell table:style-name="Tableau2.A2" office:value-type="string">
            <text:p text:style-name="P9"><text:span text:style-name="T3">Agopian</text:span> Roland</text:p>
          </table:table-cell>
          <table:table-cell table:style-name="Tableau2.B2" office:value-type="string">
            <text:p text:style-name="P9">roland.agopian@univ-amu.fr</text:p>
          </table:table-cell>
        </table:table-row>
        <table:table-row>
          <table:table-cell table:style-name="Tableau2.A3" office:value-type="string">
            <text:p text:style-name="P9"><text:span text:style-name="T3">Balde</text:span> Ibrahima Sory</text:p>
          </table:table-cell>
          <table:table-cell table:style-name="Tableau2.B7" office:value-type="string">
            <text:p text:style-name="P9">ibbaldes@yahoo.fr</text:p>
          </table:table-cell>
        </table:table-row>
        <table:table-row>
          <table:table-cell table:style-name="Tableau2.A3" office:value-type="string">
            <text:p text:style-name="P9"><text:span text:style-name="T3">Cadon</text:span> Mehdi-Jonathan</text:p>
          </table:table-cell>
          <table:table-cell table:style-name="Tableau2.B7" office:value-type="string">
            <text:p text:style-name="P9">mehdi-jonathan@hotmail.fr</text:p>
          </table:table-cell>
        </table:table-row>
        <table:table-row>
          <table:table-cell table:style-name="Tableau2.A3" office:value-type="string">
            <text:p text:style-name="P9"><text:span text:style-name="T3">Gairoard</text:span> Lionel</text:p>
          </table:table-cell>
          <table:table-cell table:style-name="Tableau2.B7" office:value-type="string">
            <text:p text:style-name="P9">lionel.gairoard@gmail.com</text:p>
          </table:table-cell>
        </table:table-row>
        <table:table-row>
          <table:table-cell table:style-name="Tableau2.A7" office:value-type="string">
            <text:p text:style-name="P14"><text:span text:style-name="T3">Pachy</text:span> Ravi</text:p>
          </table:table-cell>
          <table:table-cell table:style-name="Tableau2.B7" office:value-type="string">
            <text:p text:style-name="P9">pachy.ravi@gmail.com</text:p>
          </table:table-cell>
        </table:table-row>
        <table:table-row>
          <table:table-cell table:style-name="Tableau2.A7" office:value-type="string">
            <text:p text:style-name="P14"><text:span text:style-name="T3">Toure</text:span> Ahoua Khady</text:p>
          </table:table-cell>
          <table:table-cell table:style-name="Tableau2.B7" office:value-type="string">
            <text:p text:style-name="P9">takamor91@yahoo.fr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6"><text:a xlink:type="simple" xlink:href="#__RefHeading__742_573458206" text:style-name="Index_20_Link" text:visited-style-name="Index_20_Link">1.Introduction<text:tab/>4</text:a></text:p>
          <text:p text:style-name="P36"><text:a xlink:type="simple" xlink:href="#__RefHeading__1447_1258569163" text:style-name="Index_20_Link" text:visited-style-name="Index_20_Link">2.Structure du projet<text:tab/>4</text:a></text:p>
          <text:p text:style-name="P36"><text:a xlink:type="simple" xlink:href="#__RefHeading__1449_1258569163" text:style-name="Index_20_Link" text:visited-style-name="Index_20_Link">3.Organisation et suivi du projet<text:tab/>4</text:a></text:p>
          <text:p text:style-name="P37"><text:a xlink:type="simple" xlink:href="#__RefHeading__1451_1258569163" text:style-name="Index_20_Link" text:visited-style-name="Index_20_Link">3.1.Acteurs<text:tab/>4</text:a></text:p>
          <text:p text:style-name="P37"><text:a xlink:type="simple" xlink:href="#__RefHeading__1453_1258569163" text:style-name="Index_20_Link" text:visited-style-name="Index_20_Link">3.2.Méthodologie de gestion du projet<text:tab/>4</text:a></text:p>
          <text:p text:style-name="P37"><text:a xlink:type="simple" xlink:href="#__RefHeading__1455_1258569163" text:style-name="Index_20_Link" text:visited-style-name="Index_20_Link">3.3.Les réunions<text:tab/>5</text:a></text:p>
          <text:p text:style-name="P37"><text:a xlink:type="simple" xlink:href="#__RefHeading__1457_1258569163" text:style-name="Index_20_Link" text:visited-style-name="Index_20_Link">3.4.Les outils de travail<text:tab/>5</text:a></text:p>
          <text:p text:style-name="P36"><text:a xlink:type="simple" xlink:href="#__RefHeading__1463_1258569163" text:style-name="Index_20_Link" text:visited-style-name="Index_20_Link">4.Abréviations<text:tab/>6</text:a></text:p>
          <text:p text:style-name="P36"><text:a xlink:type="simple" xlink:href="#__RefHeading__1467_1258569163" text:style-name="Index_20_Link" text:visited-style-name="Index_20_Link">5.Gestion de la documentation<text:tab/>7</text:a></text:p>
          <text:p text:style-name="P37"><text:a xlink:type="simple" xlink:href="#__RefHeading__1469_1258569163" text:style-name="Index_20_Link" text:visited-style-name="Index_20_Link">5.1.Structure des documents<text:tab/>7</text:a></text:p>
          <text:p text:style-name="P37"><text:a xlink:type="simple" xlink:href="#__RefHeading__1471_1258569163" text:style-name="Index_20_Link" text:visited-style-name="Index_20_Link">5.2.Nomenclature<text:tab/>7</text:a></text:p>
          <text:p text:style-name="P37"><text:a xlink:type="simple" xlink:href="#__RefHeading__1473_1258569163" text:style-name="Index_20_Link" text:visited-style-name="Index_20_Link">5.3.Arborescence des fichiers<text:tab/>8</text:a></text:p>
        </text:index-body>
      </text:table-of-content>
      <text:h text:style-name="P44" text:outline-level="1"/>
      <text:h text:style-name="P51" text:outline-level="1"><text:bookmark-start text:name="__RefHeading__742_573458206"/>Introduction<text:bookmark-end text:name="__RefHeading__742_573458206"/></text:h>
      <text:p text:style-name="Text_20_body">Ce document présente le plan d'assurance qualité relatif à la rédaction du cahier des charges par l'assistance à maîtrise d'ouvrage <text:variable-get text:name="Prestataire">AmuFsi2014B</text:variable-get> pour <text:variable-get text:name="Client">Garmir Khatch</text:variable-get>.</text:p>
      <text:p text:style-name="P24">Il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Text_20_body">L'ensemble des documents produits durant le projet sera composé :</text:p>
      <text:list xml:id="list4923333631733803279" text:style-name="L1">
        <text:list-item>
          <text:p text:style-name="P40">Du <text:s/>Plan d'Assurance Qualité</text:p>
        </text:list-item>
        <text:list-item>
          <text:p text:style-name="P40">Du cahier des charges</text:p>
        </text:list-item>
        <text:list-item>
          <text:p text:style-name="P40">Des comptes rendus de réunions</text:p>
        </text:list-item>
        <text:list-item>
          <text:p text:style-name="P40">Des <text:span text:style-name="T13">listes des tâches avec les assignations</text:span>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Heading_20_2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10">Nom &amp; prénom(s)</text:p>
          </table:table-cell>
          <table:table-cell table:style-name="Tableau18.A1" office:value-type="string">
            <text:p text:style-name="P10">Rôle</text:p>
          </table:table-cell>
          <table:table-cell table:style-name="Tableau18.C1" office:value-type="string">
            <text:p text:style-name="P10">Contact</text:p>
          </table:table-cell>
        </table:table-row>
        <table:table-row>
          <table:table-cell table:style-name="Tableau18.A2" office:value-type="string">
            <text:p text:style-name="P12"><text:span text:style-name="T3">Agopian</text:span> Roland</text:p>
          </table:table-cell>
          <table:table-cell table:style-name="Tableau18.A2" office:value-type="string">
            <text:p text:style-name="P12">Client</text:p>
          </table:table-cell>
          <table:table-cell table:style-name="Tableau18.C2" office:value-type="string">
            <text:p text:style-name="P12">roland.agopian@univ-amu.fr</text:p>
          </table:table-cell>
        </table:table-row>
        <table:table-row>
          <table:table-cell table:style-name="Tableau18.A3" office:value-type="string">
            <text:p text:style-name="P12"><text:span text:style-name="T3">Balde</text:span> Ibrahima Sory</text:p>
          </table:table-cell>
          <table:table-cell table:style-name="Tableau18.A3" table:number-rows-spanned="4" office:value-type="string">
            <text:p text:style-name="P12">Assistance à maîtrise d'ouvrage</text:p>
          </table:table-cell>
          <table:table-cell table:style-name="Tableau18.C3" office:value-type="string">
            <text:p text:style-name="P12">ibbaldes@yahoo.fr</text:p>
          </table:table-cell>
        </table:table-row>
        <table:table-row>
          <table:table-cell table:style-name="Tableau18.A3" office:value-type="string">
            <text:p text:style-name="P12"><text:span text:style-name="T3">Cadon</text:span> Mehdi-Jonathan</text:p>
          </table:table-cell>
          <table:covered-table-cell/>
          <table:table-cell table:style-name="Tableau18.C4" office:value-type="string">
            <text:p text:style-name="P12">mehdi-jonathan@hotmail.fr</text:p>
          </table:table-cell>
        </table:table-row>
        <table:table-row>
          <table:table-cell table:style-name="Tableau18.A6" office:value-type="string">
            <text:p text:style-name="P15"><text:span text:style-name="T3">Pachy</text:span> Ravi</text:p>
          </table:table-cell>
          <table:covered-table-cell/>
          <table:table-cell table:style-name="Tableau18.C5" office:value-type="string">
            <text:p text:style-name="P12">pachy.ravi@gmail.com</text:p>
          </table:table-cell>
        </table:table-row>
        <table:table-row>
          <table:table-cell table:style-name="Tableau18.A6" office:value-type="string">
            <text:p text:style-name="P15"><text:span text:style-name="T3">Toure</text:span> Ahoua Khady</text:p>
          </table:table-cell>
          <table:covered-table-cell/>
          <table:table-cell table:style-name="Tableau18.C6" office:value-type="string">
            <text:p text:style-name="P12">takamor91@yahoo.fr</text:p>
          </table:table-cell>
        </table:table-row>
      </table:table>
      <text:h text:style-name="Heading_20_2" text:outline-level="2"><text:bookmark-start text:name="__RefHeading__1453_1258569163"/>Méthodologie de gestion du projet<text:bookmark-end text:name="__RefHeading__1453_1258569163"/></text:h>
      <text:p text:style-name="P25">La méthodologie de gestion du projet d'assistance à maîtrise d'ouvrage pour la rédaction du cahier des charges<text:span text:style-name="T5"> est un cycle de vie en spirale, dont les principes sont :</text:span></text:p>
      <text:list xml:id="list1438165659075683906" text:style-name="L2">
        <text:list-item>
          <text:p text:style-name="P41">Le représentant de la société cliente, M. <text:span text:style-name="T3">Agopian</text:span>, est joignable par e-mail. <text:span text:style-name="T2">D</text:span>e plus, des réunions hebdomadaires sont planifiées jusqu'à la livraison finale tous les vendredi<text:span text:style-name="T2">s</text:span> matin<text:span text:style-name="T2">s</text:span> <text:span text:style-name="T2">en salle CH301 du </text:span>campus <text:span text:style-name="T2">universitaire </text:span>de Saint<text:span text:style-name="T2">-</text:span>Charles <text:span text:style-name="T2">à </text:span><text:soft-page-break/><text:span text:style-name="T2">Marseille</text:span>.</text:p>
        </text:list-item>
        <text:list-item>
          <text:p text:style-name="P41">Les présentations de l'avancement de l'application sont fréquentes et se déroulent pendant les réunions avec le représentant de la société.</text:p>
        </text:list-item>
      </text:list>
      <text:p text:style-name="P32">Afin de favoriser le partage des connaissances entre chaque membre du groupe, les différentes tâches seront effectuées principalement en binôme. La composition de chaque binôme variera en fonction des tâches à réaliser et des savoir-faire de chacun.</text:p>
      <text:p text:style-name="P32">Une fois qu'une tâche est terminée, si celle-ci a une suite logique alors il incombe aux prédécesseurs de prévenir les successeurs.</text:p>
      <text:h text:style-name="Heading_20_2" text:outline-level="2"><text:bookmark-start text:name="__RefHeading__1455_1258569163"/>Les réunions<text:bookmark-end text:name="__RefHeading__1455_1258569163"/></text:h>
      <text:p text:style-name="P26"><text:span text:style-name="T6">Réunions internes <text:s/></text:span><text:span text:style-name="T7">Des réunions internes </text:span><text:span text:style-name="T8">bi</text:span><text:span text:style-name="T7">hebdomadaires sont organisées afin de garantir une bonne coordination de l'équipe.</text:span></text:p>
      <text:p text:style-name="P29">Durant ces réunions <text:span text:style-name="T12">tous les </text:span>membres <text:span text:style-name="T12">sont </text:span>présent.</text:p>
      <text:p text:style-name="P26"><text:span text:style-name="T9">Réunions externes <text:s/></text:span><text:span text:style-name="T7">Des réunions externes hebdomadaires sont organisées avec le représentant de la société afin de garantir une réactivité optimale concernant ses attentes et ses besoins.</text:span></text:p>
      <text:p text:style-name="P28">Les réunions externes donnent lieu à la rédaction d'un compte rendu qui contiendra la liste exhaustive des tâches à réaliser, et qui sera remis au client au plus <text:span text:style-name="T2">tard 48h après la fin de la réunion (dans les jours ouvrables).</text:span></text:p>
      <text:h text:style-name="Heading_20_2" text:outline-level="2"><text:bookmark-start text:name="__RefHeading__1457_1258569163"/>Les outils de travail<text:bookmark-end text:name="__RefHeading__1457_1258569163"/></text:h>
      <text:p text:style-name="P27">Afin d'éviter des problèmes d<text:span text:style-name="T2">'</text:span>incompatibilité, les outils suivants seront utilisés :</text:p>
      <text:p text:style-name="P30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6">NOM</text:p>
          </table:table-cell>
          <table:table-cell table:style-name="Tableau7.A1" office:value-type="string">
            <text:p text:style-name="P16">VERSION</text:p>
          </table:table-cell>
          <table:table-cell table:style-name="Tableau7.C1" office:value-type="string">
            <text:p text:style-name="P16">URL</text:p>
          </table:table-cell>
        </table:table-row>
        <table:table-row>
          <table:table-cell table:style-name="Tableau7.A2" office:value-type="string">
            <text:p text:style-name="Table_20_Contents">GNU/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GNU/Linux</text:p>
          </table:table-cell>
          <table:table-cell table:style-name="Tableau7.B3" office:value-type="string">
            <text:p text:style-name="Table_20_Contents">Debian</text:p>
          </table:table-cell>
          <table:table-cell table:style-name="Tableau7.C3" office:value-type="string">
            <text:p text:style-name="Table_20_Contents"><text:span text:style-name="Citation"><text:span text:style-name="T11">www.debian.org</text:span></text:span></text:p>
          </table:table-cell>
        </table:table-row>
        <table:table-row>
          <table:table-cell table:style-name="Tableau7.A4" office:value-type="string">
            <text:p text:style-name="Table_20_Contents">Windows</text:p>
          </table:table-cell>
          <table:table-cell table:style-name="Tableau7.B4" office:value-type="string">
            <text:p text:style-name="Table_20_Contents">7</text:p>
          </table:table-cell>
          <table:table-cell table:style-name="Tableau7.C4" office:value-type="string">
            <text:p text:style-name="Table_20_Contents">www.microdoft.com</text:p>
          </table:table-cell>
        </table:table-row>
      </table:table>
      <text:p text:style-name="Text_20_body"><text:span text:style-name="T6"/></text:p>
      <text:p text:style-name="Text_20_body"><text:span text:style-name="T6">Planification &amp; liste des tâches </text:span><text:span text:style-name="T10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6">NOM</text:p>
          </table:table-cell>
          <table:table-cell table:style-name="Tableau15.A1" office:value-type="string">
            <text:p text:style-name="P16">VERSION</text:p>
          </table:table-cell>
          <table:table-cell table:style-name="Tableau15.C1" office:value-type="string">
            <text:p text:style-name="P16">URL</text:p>
          </table:table-cell>
        </table:table-row>
        <table:table-row>
          <table:table-cell table:style-name="Tableau15.A2" office:value-type="string">
            <text:p text:style-name="Table_20_Contents">Libreoffice Calc</text:p>
          </table:table-cell>
          <table:table-cell table:style-name="Tableau15.B2" office:value-type="string">
            <text:p text:style-name="Table_20_Contents">3.6.7.2</text:p>
          </table:table-cell>
          <table:table-cell table:style-name="Tableau15.C2" office:value-type="string">
            <text:p text:style-name="P15"><text:span text:style-name="Citation"><text:span text:style-name="T11">https://fr.libreoffice.org/‎</text:span></text:span></text:p>
          </table:table-cell>
        </table:table-row>
      </table:table>
      <text:p text:style-name="P30"/>
      <text:p text:style-name="Text_20_body"><text:soft-page-break/><text:span text:style-name="T6">Partage des fichiers</text:span><text:span text:style-name="T10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6">NOM</text:p>
          </table:table-cell>
          <table:table-cell table:style-name="Tableau8.A1" office:value-type="string">
            <text:p text:style-name="P16">VERSION</text:p>
          </table:table-cell>
          <table:table-cell table:style-name="Tableau8.C1" office:value-type="string">
            <text:p text:style-name="P16">URL</text:p>
          </table:table-cell>
        </table:table-row>
        <table:table-row>
          <table:table-cell table:style-name="Tableau8.A2" office:value-type="string">
            <text:p text:style-name="Table_20_Contents">Github</text:p>
          </table:table-cell>
          <table:table-cell table:style-name="Tableau8.B2" office:value-type="string">
            <text:p text:style-name="Table_20_Contents">1.7.9.5</text:p>
          </table:table-cell>
          <table:table-cell table:style-name="Tableau8.C2" office:value-type="string">
            <text:p text:style-name="P13"><text:span text:style-name="Citation"><text:span text:style-name="T11">https://github.com/raviluminy/gk</text:span></text:span></text:p>
          </table:table-cell>
        </table:table-row>
      </table:table>
      <text:p text:style-name="Standard"/>
      <text:p text:style-name="P30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6">NOM</text:p>
          </table:table-cell>
          <table:table-cell table:style-name="Tableau9.A1" office:value-type="string">
            <text:p text:style-name="P16">VERSION</text:p>
          </table:table-cell>
          <table:table-cell table:style-name="Tableau9.C1" office:value-type="string">
            <text:p text:style-name="P16">URL</text:p>
          </table:table-cell>
        </table:table-row>
        <table:table-row>
          <table:table-cell table:style-name="Tableau9.A2" office:value-type="string">
            <text:p text:style-name="Table_20_Contents">LibreOffice</text:p>
          </table:table-cell>
          <table:table-cell table:style-name="Tableau9.B2" office:value-type="string">
            <text:p text:style-name="Table_20_Contents">4.0.2.2</text:p>
          </table:table-cell>
          <table:table-cell table:style-name="Tableau9.C2" office:value-type="string">
            <text:p text:style-name="P15"><text:span text:style-name="Citation"><text:span text:style-name="T11">https://fr.libreoffice.org/‎</text:span></text:span></text:p>
          </table:table-cell>
        </table:table-row>
        <table:table-row>
          <table:table-cell table:style-name="Tableau9.A3" office:value-type="string">
            <text:p text:style-name="P17">OpenOffice</text:p>
          </table:table-cell>
          <table:table-cell table:style-name="Tableau9.B3" office:value-type="string">
            <text:p text:style-name="P17">4.0.1(fr)</text:p>
          </table:table-cell>
          <table:table-cell table:style-name="Tableau9.C3" office:value-type="string">
            <text:p text:style-name="P15"><text:a xlink:type="simple" xlink:href="http://www.openoffice.org/fr/">http://www.openoffice.org/fr/</text:a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6">Abréviation</text:p>
          </table:table-cell>
          <table:table-cell table:style-name="Tableau10.B1" office:value-type="string">
            <text:p text:style-name="P16">Sens</text:p>
          </table:table-cell>
        </table:table-row>
        <table:table-row>
          <table:table-cell table:style-name="Tableau10.A4" office:value-type="string">
            <text:p text:style-name="Table_20_Contents">AMO</text:p>
          </table:table-cell>
          <table:table-cell table:style-name="Tableau10.B4" office:value-type="string">
            <text:p text:style-name="Table_20_Contents">Assistance à maîtrise d'ouvrage</text:p>
          </table:table-cell>
        </table:table-row>
        <table:table-row>
          <table:table-cell table:style-name="Tableau10.A4" office:value-type="string">
            <text:p text:style-name="Table_20_Contents">C<text:span text:style-name="T2">d</text:span>C</text:p>
          </table:table-cell>
          <table:table-cell table:style-name="Tableau10.B4" office:value-type="string">
            <text:p text:style-name="Table_20_Contents">Cahier des charges</text:p>
          </table:table-cell>
        </table:table-row>
        <table:table-row>
          <table:table-cell table:style-name="Tableau10.A4" office:value-type="string">
            <text:p text:style-name="P17">CdCF</text:p>
          </table:table-cell>
          <table:table-cell table:style-name="Tableau10.B4" office:value-type="string">
            <text:p text:style-name="P17">Cahier des charges fonctionnel</text:p>
          </table:table-cell>
        </table:table-row>
        <table:table-row>
          <table:table-cell table:style-name="Tableau10.A8" office:value-type="string">
            <text:p text:style-name="Table_20_Contents">CR</text:p>
          </table:table-cell>
          <table:table-cell table:style-name="Tableau10.B8" office:value-type="string">
            <text:p text:style-name="Table_20_Contents">Compte-rendu</text:p>
          </table:table-cell>
        </table:table-row>
        <table:table-row>
          <table:table-cell table:style-name="Tableau10.A8" office:value-type="string">
            <text:p text:style-name="Table_20_Contents">Go</text:p>
          </table:table-cell>
          <table:table-cell table:style-name="Tableau10.B8" office:value-type="string">
            <text:p text:style-name="Table_20_Contents">Giga-octet</text:p>
          </table:table-cell>
        </table:table-row>
        <table:table-row>
          <table:table-cell table:style-name="Tableau10.A8" office:value-type="string">
            <text:p text:style-name="Table_20_Contents">LT</text:p>
          </table:table-cell>
          <table:table-cell table:style-name="Tableau10.B8" office:value-type="string">
            <text:p text:style-name="Table_20_Contents">Liste des tâches</text:p>
          </table:table-cell>
        </table:table-row>
        <table:table-row>
          <table:table-cell table:style-name="Tableau10.A8" office:value-type="string">
            <text:p text:style-name="Table_20_Contents">O<text:span text:style-name="T2">d</text:span>J</text:p>
          </table:table-cell>
          <table:table-cell table:style-name="Tableau10.B8" office:value-type="string">
            <text:p text:style-name="Table_20_Contents">Ordre du jour</text:p>
          </table:table-cell>
        </table:table-row>
        <table:table-row>
          <table:table-cell table:style-name="Tableau10.A9" office:value-type="string">
            <text:p text:style-name="Table_20_Contents">PAQ</text:p>
          </table:table-cell>
          <table:table-cell table:style-name="Tableau10.B9" office:value-type="string">
            <text:p text:style-name="Table_20_Contents">Plan d'assurance qualité</text:p>
          </table:table-cell>
        </table:table-row>
        <table:table-row>
          <table:table-cell table:style-name="Tableau10.A10" office:value-type="string">
            <text:p text:style-name="Table_20_Contents">SGBDR</text:p>
          </table:table-cell>
          <table:table-cell table:style-name="Tableau10.B10" office:value-type="string">
            <text:p text:style-name="Table_20_Contents">Système de gestion de bases de données relationnelles</text:p>
          </table:table-cell>
        </table:table-row>
      </table:table>
      <text:h text:style-name="P44" text:outline-level="1"/>
      <text:h text:style-name="P50" text:outline-level="1"><text:bookmark-start text:name="__RefHeading__1467_1258569163"/>Gestion de la documentation<text:bookmark-end text:name="__RefHeading__1467_1258569163"/></text:h>
      <text:p text:style-name="P31">Cette section décrit la manière dont sont gérés les documents relatifs au projet.</text:p>
      <text:h text:style-name="Heading_20_2" text:outline-level="2"><text:bookmark-start text:name="__RefHeading__1469_1258569163"/>Structure des documents<text:bookmark-end text:name="__RefHeading__1469_1258569163"/></text:h>
      <text:p text:style-name="P31">Chaque document possède en <text:span text:style-name="T2">page de garde</text:span> :</text:p>
      <text:list xml:id="list7962482396674258522" text:style-name="L3">
        <text:list-item>
          <text:p text:style-name="P42">Historique des modifications</text:p>
        </text:list-item>
        <text:list-item>
          <text:p text:style-name="P42">Numéro de version</text:p>
        </text:list-item>
        <text:list-item>
          <text:p text:style-name="P42">Approbateurs</text:p>
        </text:list-item>
        <text:list-item>
          <text:p text:style-name="P42">Validateurs</text:p>
        </text:list-item>
        <text:list-item>
          <text:p text:style-name="P42">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31">Chaque document est nommé suivant la norme : </text:p>
      <text:p text:style-name="Text_20_body"><text:span text:style-name="T10">[</text:span><text:span text:style-name="T10">TYPE</text:span><text:span text:style-name="T10">]_[NOM_DU_DOCUMENT]_v[VERSION]</text:span></text:p>
      <text:p text:style-name="Text_20_body"><text:span text:style-name="T10">Le type correspond à la nature du document. </text:span><text:span text:style-name="T10">Il peut être :</text:span></text:p>
      <text:list xml:id="list5144662367431230524" text:style-name="L4">
        <text:list-item>
          <text:p text:style-name="P43">CR : Compte-rendu</text:p>
        </text:list-item>
        <text:list-item>
          <text:p text:style-name="P43">GANTT : Diagramme de gantt</text:p>
        </text:list-item>
        <text:list-item>
          <text:p text:style-name="P43">LT : Liste des tâches</text:p>
        </text:list-item>
        <text:list-item>
          <text:p text:style-name="P43">OJ : Ordre du jour</text:p>
        </text:list-item>
        <text:list-item>
          <text:p text:style-name="P43">PAQ : Plan d'assurance qualité</text:p>
        </text:list-item>
      </text:list>
      <text:p text:style-name="Text_20_body"><text:span text:style-name="T10">L</text:span><text:span text:style-name="T10">e nom est le nom du document ; et la version correspond au numéro spécifié dans l'historique des modifications du document. Toutes les lettres sont écrites en capitales.</text:span></text:p>
      <text:p text:style-name="P31">Les documents sont organisés dans des dossiers nommés comme suit :</text:p>
      <text:p text:style-name="P31">[ORDRE]_[CONTENU_DU_DOSSIER]</text:p>
      <text:p text:style-name="P31">Où l'ordre est une lettre majuscule correspondant au cycle de développement (sauf annexes, avec la lettre Z).</text:p>
      <text:h text:style-name="Heading_20_2" text:outline-level="2"><text:bookmark-start text:name="__RefHeading__1473_1258569163"/><text:soft-page-break/>Arborescence des fichiers<text:bookmark-end text:name="__RefHeading__1473_1258569163"/></text:h>
      <text:p text:style-name="P33">Dans le dépôt github, les documents sont organisés de la façon suivante :</text:p>
      <text:list xml:id="list4107228248132557807" text:style-name="L5">
        <text:list-item>
          <text:p text:style-name="P45">A_CONCEPTION : Dossier contenant tous les documents relatifs à la conception</text:p>
          <text:list>
            <text:list-item>
              <text:p text:style-name="P45">CAHIER_DES_CHARGES : Contient le cahier des charges et les documents liés à celui-ci</text:p>
            </text:list-item>
            <text:list-item>
              <text:p text:style-name="P45">PLAN_ASSURANCE_QUALITE : Contient le plan d'assurance qualité</text:p>
            </text:list-item>
          </text:list>
        </text:list-item>
        <text:list-item>
          <text:p text:style-name="P45">Z_ANNEXE : Contient les documents annexes au projet</text:p>
          <text:list>
            <text:list-item>
              <text:p text:style-name="P45">REUNIONS : Contient les CR et OdJ des réunions externes</text:p>
            </text:list-item>
            <text:list-item>
              <text:p text:style-name="P45">DOCS_TYPE : Contient les documents de référence fournis par le cli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Sous-titre_20_d_27_en-tête">
      <style:text-properties officeooo:rsid="001bff34" officeooo:paragraph-rsid="001bff34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MT1" style:family="text">
      <style:text-properties officeooo:rsid="001a5335"/>
    </style:style>
    <style:style style:name="MT2" style:family="text">
      <style:text-properties officeooo:rsid="001bff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MP1">Plan d'Assurance Qualité</text:p>
            </table:table-cell>
            <table:table-cell table:style-name="Tableau_5f_d_5f_en_5f_tete.C1" office:value-type="string">
              <text:p text:style-name="MP2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3">Référence : <text:variable-get text:name="Référence">GK-AF2014B-AMO-PAQ</text:variable-get></text:p>
            </table:table-cell>
            <table:table-cell table:style-name="Tableau3.A1" office:value-type="string">
              <text:p text:style-name="MP3">Date : <text:date style:data-style-name="N84" text:date-value="2014-02-18T12:19:12">2014-02-18</text:date></text:p>
            </table:table-cell>
            <table:table-cell table:style-name="Tableau3.C1" office:value-type="string">
              <text:p text:style-name="MP3">Version : <text:span text:style-name="MT1">1.</text:span><text:span text:style-name="MT2">4</text:span></text:p>
            </table:table-cell>
          </table:table-row>
        </table:table>
        <text:p text:style-name="MP4"/>
      </style:header>
      <style:footer>
        <text:p text:style-name="Footer"><text:page-number text:select-page="current">4</text:page-number> / <text:page-count>8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4H9M50S</meta:editing-duration>
    <meta:editing-cycles>28</meta:editing-cycles>
    <meta:generator>LibreOffice/4.0.2.2$Linux_x86 LibreOffice_project/4c82dcdd6efcd48b1d8bba66bfe1989deee49c3</meta:generator>
    <dc:title>Demande de prestation d'AMO</dc:title>
    <dc:subject>Compte rendu de réunion du 2014-02-07</dc:subject>
    <meta:initial-creator>Mehdi-Jonathan CADON</meta:initial-creator>
    <dc:date>2014-02-18T12:19:12</dc:date>
    <dc:creator>Ravi </dc:creator>
    <meta:document-statistic meta:table-count="12" meta:image-count="0" meta:object-count="0" meta:page-count="8" meta:paragraph-count="211" meta:word-count="903" meta:character-count="5945" meta:non-whitespace-character-count="5283"/>
  </office:meta>
</office:document-meta>
</file>